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1">
      <style:paragraph-properties fo:margin-top="0in" fo:margin-bottom="0in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ext_20_body" style:list-style-name="L22">
      <style:paragraph-properties fo:margin-top="0in" fo:margin-bottom="0in"/>
    </style:style>
    <style:style style:name="P36" style:family="paragraph" style:parent-style-name="Text_20_body" style:list-style-name="L2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7*"/>
    </style:style>
  </office:automatic-styles>
  <office:body>
    <office:text>
      <text:p text:style-name="Title">Lecture 2.1 (Neural Signaling) - The Ionic Basis of Membrane Potential</text:p>
      <text:p text:style-name="Text_20_body">Lecture Notes</text:p>
      <text:p text:style-name="Text_20_body"><text:span text:style-name="T1">Lecture Coverage:</text:span></text:p>
      <text:list text:style-name="L1">
        <text:list-item>
          <text:p text:style-name="P1">Current Flow across Cell Membrane</text:p>
        </text:list-item>
        <text:list-item>
          <text:p text:style-name="P1">Ion Flow through Ion Channels</text:p>
        </text:list-item>
        <text:list-item>
          <text:p text:style-name="P1">Cell Membrane as Capacitor</text:p>
        </text:list-item>
        <text:list-item>
          <text:p text:style-name="P1">Ion Channels in Electrical Conduction</text:p>
        </text:list-item>
      </text:list>
      <text:p text:style-name="Horizontal_20_Line"/>
      <text:h text:style-name="Heading_20_4" text:outline-level="4"><text:bookmark-start text:name="current-flow-across-cell-membrane"/><text:span text:style-name="T1">Current Flow Across Cell Membrane</text:span><text:bookmark-end text:name="current-flow-across-cell-membrane"/></text:h>
      <text:list text:style-name="L2">
        <text:list-item>
          <text:p text:style-name="P2">Current caused by:</text:p>
          <text:list text:style-name="L3">
            <text:list-item>
              <text:p text:style-name="P3">Flow of Ions between the Extracellular Matrix &amp; Neuron Cytoplasm</text:p>
              <text:list text:style-name="L4">
                <text:list-item>
                  <text:p text:style-name="P4">Across Cell Membrane through Ion Channels</text:p>
                </text:list-item>
              </text:list>
            </text:list-item>
            <text:list-item>
              <text:p text:style-name="P3">Cell membrane storing / releasing charges as Capacitor</text:p>
            </text:list-item>
          </text:list>
        </text:list-item>
        <text:list-item>
          <text:p text:style-name="P2">Quantified by the Hodgkin-Huxley model</text:p>
          <text:list text:style-name="L5">
            <text:list-item>
              <text:p text:style-name="P5">I<text:span text:style-name="T2">m</text:span> = I<text:span text:style-name="T2">capacitive</text:span> + I<text:span text:style-name="T2">ionic</text:span> (V<text:span text:style-name="T2">m</text:span> , t)</text:p>
            </text:list-item>
          </text:list>
        </text:list-item>
      </text:list>
      <text:p text:style-name="First_20_paragraph"><text:span text:style-name="T1">Calculation of Electrical Potential (Nernst Equation)</text:span></text:p>
      <text:list text:style-name="L6">
        <text:list-item>
          <text:p text:style-name="P6">E = Cytoplasm Voltage relative to ECM ( V<text:span text:style-name="T2">in</text:span> - V<text:span text:style-name="T2">out</text:span> )<text:line-break/>- Nernst Equation (R, T, z, F, C):<text:line-break/></text:p>
        </text:list-item>
      </text:list>
      <text:h text:style-name="Heading_20_4" text:outline-level="4"><text:bookmark-start text:name="ion-flow-through-ion-channels"/><text:span text:style-name="T1">Ion Flow through Ion Channels</text:span><text:bookmark-end text:name="ion-flow-through-ion-channels"/></text:h>
      <text:p text:style-name="First_20_paragraph"><text:span text:style-name="T1">Factors affecting Ion Flow through Ion Channels</text:span></text:p>
      <text:list text:style-name="L7">
        <text:list-item>
          <text:p text:style-name="P7">Sum of 2 Factors:</text:p>
          <text:list text:style-name="L8">
            <text:list-item>
              <text:p text:style-name="P8">Ion Concentration Gradient</text:p>
            </text:list-item>
            <text:list-item>
              <text:p text:style-name="P8">Electrical Field of ECM / Cytoplasm</text:p>
            </text:list-item>
          </text:list>
        </text:list-item>
        <text:list-item>
          <text:p text:style-name="P7">State of Ion Channels</text:p>
          <text:list text:style-name="L9">
            <text:list-item>
              <text:p text:style-name="P9">Affected by the 2 factors</text:p>
            </text:list-item>
          </text:list>
        </text:list-item>
      </text:list>
      <text:p text:style-name="First_20_paragraph"><text:span text:style-name="T1">Calculation of Ionic Current Flow</text:span></text:p>
      <text:list text:style-name="L10">
        <text:list-item>
          <text:p text:style-name="P10">Can be calculated by Ohm's Law ( I = gV or I = V / R )</text:p>
          <text:list text:style-name="L11">
            <text:list-item>
              <text:p text:style-name="P11">I<text:span text:style-name="T2">ion</text:span> = g<text:span text:style-name="T2">ion</text:span> ( V<text:span text:style-name="T2">m</text:span> - E<text:span text:style-name="T2">ion</text:span> )</text:p>
              <text:list text:style-name="L12">
                <text:list-item>
                  <text:p text:style-name="P12">( V<text:span text:style-name="T2">m</text:span> - E<text:span text:style-name="T2">ion</text:span> ) : Ion Driving Force, determines I<text:span text:style-name="T2">ion</text:span> is Positive or Negative</text:p>
                </text:list-item>
              </text:list>
            </text:list-item>
            <text:list-item>
              <text:p text:style-name="P11">V<text:span text:style-name="T2">m</text:span> &amp; t affects I<text:span text:style-name="T2">ion</text:span> &amp; g<text:span text:style-name="T2">ion</text:span> as well, Besides Ohm's Law</text:p>
              <text:list text:style-name="L13">
                <text:list-item>
                  <text:p text:style-name="P13">Can be viewed as a function I<text:span text:style-name="T2">ion</text:span>(V<text:span text:style-name="T2">m</text:span> , t) or g<text:span text:style-name="T2">ion</text:span>(V<text:span text:style-name="T2">m</text:span> , t)</text:p>
                </text:list-item>
              </text:list>
            </text:list-item>
            <text:list-item>
              <text:p text:style-name="P11">I<text:span text:style-name="T2">ionic</text:span> (V<text:span text:style-name="T2">m</text:span> , t) = I<text:span text:style-name="T2">Na</text:span> + I<text:span text:style-name="T2">Cl</text:span> + I<text:span text:style-name="T2">K</text:span></text:p>
            </text:list-item>
          </text:list>
        </text:list-item>
      </text:list>
      <text:h text:style-name="Heading_20_4" text:outline-level="4"><text:bookmark-start text:name="cell-membrane-as-capacitor"/><text:span text:style-name="T1">Cell Membrane as Capacitor</text:span><text:bookmark-end text:name="cell-membrane-as-capacitor"/></text:h>
      <text:p text:style-name="First_20_paragraph"><text:span text:style-name="T1">Capacitive Current</text:span></text:p>
      <text:list text:style-name="L14">
        <text:list-item>
          <text:p text:style-name="P14">Changes in V<text:span text:style-name="T2">m</text:span> due to Cell Membrane Charging &amp; Discharging as a Capacitor</text:p>
        </text:list-item>
      </text:list>
      <text:p text:style-name="First_20_paragraph"><text:span text:style-name="T1">Calculation of Capacitive Current</text:span></text:p>
      <text:list text:style-name="L15">
        <text:list-item>
          <text:p text:style-name="P15">Can be calculated by the derivative of Standard Capacitor Equation ( Q = CV )</text:p>
          <text:list text:style-name="L16">
            <text:list-item>
              <text:p text:style-name="P16">I<text:span text:style-name="T2">capacitive</text:span> = C<text:span text:style-name="T2">m</text:span> ( dV<text:span text:style-name="T2">m</text:span> / dt )</text:p>
            </text:list-item>
          </text:list>
        </text:list-item>
      </text:list>
      <text:p text:style-name="First_20_paragraph"><text:span text:style-name="T1">Calculation of Total Current Flow across Cell Membrane</text:span></text:p>
      <text:list text:style-name="L17">
        <text:list-item>
          <text:p text:style-name="P17">I<text:span text:style-name="T2">m</text:span> = I<text:span text:style-name="T2">capacitive</text:span> + I<text:span text:style-name="T2">ionic</text:span> (V<text:span text:style-name="T2">m</text:span> , t)</text:p>
        </text:list-item>
      </text:list>
      <text:p text:style-name="First_20_paragraph"/>
      <text:h text:style-name="Heading_20_4" text:outline-level="4"><text:bookmark-start text:name="ion-channels-in-electrical-conduction"/><text:span text:style-name="T1">Ion Channels in Electrical Conduction</text:span><text:bookmark-end text:name="ion-channels-in-electrical-conduction"/></text:h>
      <text:p text:style-name="First_20_paragraph"><text:span text:style-name="T1">Categorization of Ion Channels</text:span></text:p>
      <text:list text:style-name="L18">
        <text:list-item>
          <text:p text:style-name="P18">Ion Selectivity</text:p>
          <text:list text:style-name="L19">
            <text:list-item>
              <text:p text:style-name="P19">Non-selective Cation</text:p>
            </text:list-item>
            <text:list-item>
              <text:p text:style-name="P19">Na<text:span text:style-name="T3">+</text:span> / Cl<text:span text:style-name="T3">-</text:span> / K<text:span text:style-name="T3">+</text:span> / H<text:span text:style-name="T3">+</text:span> / Ca<text:span text:style-name="T3">2+</text:span></text:p>
            </text:list-item>
          </text:list>
        </text:list-item>
        <text:list-item>
          <text:p text:style-name="P18">Gating Mechanisms</text:p>
          <text:list text:style-name="L20">
            <text:list-item>
              <text:p text:style-name="P20">Physical (Voltage, Force, Temperature &amp; Light)</text:p>
            </text:list-item>
            <text:list-item>
              <text:p text:style-name="P20">Chemical (Ligand / 2nd Messenger &amp; pH)</text:p>
            </text:list-item>
          </text:list>
        </text:list-item>
      </text:list>
      <text:p text:style-name="First_20_paragraph"><text:span text:style-name="T1">Examples of Ion Channe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21">Ion Channel</text:p>
            </table:table-cell>
            <table:table-cell table:style-name="TableHeaderRowCell" office:value-type="string">
              <text:p text:style-name="P22">Ion Selectivity</text:p>
            </table:table-cell>
            <table:table-cell table:style-name="TableHeaderRowCell" office:value-type="string">
              <text:p text:style-name="P23">Gating Mechanism</text:p>
            </table:table-cell>
          </table:table-row>
        </table:table-header-rows>
        <table:table-row>
          <table:table-cell table:style-name="TableRowCell" office:value-type="string">
            <text:p text:style-name="P24">KcsA</text:p>
          </table:table-cell>
          <table:table-cell table:style-name="TableRowCell" office:value-type="string">
            <text:p text:style-name="P25">K+ (Pore loop as Filter)</text:p>
          </table:table-cell>
          <table:table-cell table:style-name="TableRowCell" office:value-type="string">
            <text:p text:style-name="P26">pH-sensitive</text:p>
          </table:table-cell>
        </table:table-row>
        <table:table-row>
          <table:table-cell table:style-name="TableRowCell" office:value-type="string">
            <text:p text:style-name="P27">NavAb</text:p>
          </table:table-cell>
          <table:table-cell table:style-name="TableRowCell" office:value-type="string">
            <text:p text:style-name="P28">Na+</text:p>
          </table:table-cell>
          <table:table-cell table:style-name="TableRowCell" office:value-type="string">
            <text:p text:style-name="P29">Voltage-gated</text:p>
          </table:table-cell>
        </table:table-row>
      </table:table>
      <text:p text:style-name="First_20_paragraph"><text:span text:style-name="T1">Process of Action Potential</text:span></text:p>
      <text:list text:style-name="L21">
        <text:list-item>
          <text:p text:style-name="P30">Mainly relies on actions of the Na<text:span text:style-name="T3">+</text:span> &amp; K<text:span text:style-name="T3">+</text:span> Channels in Na<text:span text:style-name="T3">+</text:span>-K<text:span text:style-name="T3">+</text:span> ATPase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31">Stage</text:p>
            </table:table-cell>
            <table:table-cell table:style-name="TableHeaderRowCell" office:value-type="string">
              <text:p text:style-name="Table_20_Heading">Event</text:p>
            </table:table-cell>
          </table:table-row>
        </table:table-header-rows>
        <table:table-row>
          <table:table-cell table:style-name="TableRowCell" office:value-type="string">
            <text:p text:style-name="P32">Depolarization<text:line-break/>(Initiation)</text:p>
          </table:table-cell>
          <table:table-cell table:style-name="TableRowCell" office:value-type="string">
            <text:p text:style-name="Table_20_Contents">Na+ Channels open (Na+ enter cell) →<text:line-break/>Few K+ Channels open (Some K+ exit cell) →<text:line-break/>Na+ Channels close (Na+ stop enter cell)</text:p>
          </table:table-cell>
        </table:table-row>
        <table:table-row>
          <table:table-cell table:style-name="TableRowCell" office:value-type="string">
            <text:p text:style-name="P33">Repolarization</text:p>
          </table:table-cell>
          <table:table-cell table:style-name="TableRowCell" office:value-type="string">
            <text:p text:style-name="Table_20_Contents">K+ Channels open (K+ exit cell)</text:p>
          </table:table-cell>
        </table:table-row>
        <table:table-row>
          <table:table-cell table:style-name="TableRowCell" office:value-type="string">
            <text:p text:style-name="P34">Hyperpolarization</text:p>
          </table:table-cell>
          <table:table-cell table:style-name="TableRowCell" office:value-type="string">
            <text:p text:style-name="Table_20_Contents">Both Channels close</text:p>
          </table:table-cell>
        </table:table-row>
      </table:table>
      <text:p text:style-name="First_20_paragraph"><text:span text:style-name="T1">Advantages of Electrical Signal Transmission</text:span></text:p>
      <text:list text:style-name="L22">
        <text:list-item>
          <text:p text:style-name="P35">Need for speed in quick response to environment</text:p>
          <text:list text:style-name="L23">
            <text:list-item>
              <text:p text:style-name="P36">AP Propagation speed can exceed 100m/s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>Lecture 2.1 (Neural Signaling) - The Ionic Basis of Membrane Potential</dc:title>
    <dc:description/>
    <dc:subject/>
    <meta:keyword/>
    <meta:initial-creator/>
    <dc:creator/>
    <meta:creation-date>2025-02-09T22:01:30Z</meta:creation-date>
    <dc:date>2025-02-09T22:01:30Z</dc:date>
  </office:meta>
</office:document-meta>
</file>